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3" style:font-weight-asian="normal" style:font-name-complex="Times New Roman3" style:font-weight-complex="normal"/>
    </style:style>
    <style:style style:name="T9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0" style:family="text">
      <style:text-properties fo:font-size="14pt" fo:language="ru" fo:country="RU" style:font-name-asian="Times New Roman3" style:font-size-asian="14pt" style:font-name-complex="Times New Roman3" style:font-size-complex="14pt"/>
    </style:style>
    <style:style style:name="T11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2" style:family="text">
      <style:text-properties fo:font-size="14pt" fo:language="en" fo:country="US" fo:font-style="italic" fo:font-weight="normal" style:font-name-asian="Times New Roman3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086.png" xlink:type="simple" xlink:show="embed" xlink:actuate="onLoad"/></draw:frame></text:p>
          </table:table-cell>
          <table:table-cell table:style-name="Table1.B1" office:value-type="string">
            <text:h text:style-name="P6" text:outline-level="1">Ключ-4(<text:span text:style-name="T1">t)</text:span>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49cm" svg:height="2.54cm" draw:z-index="1"><draw:image xlink:href="../images/008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функцию управляемого ключа по алгоритму:</text:p>
            <text:p text:style-name="P5"><draw:frame draw:style-name="fr3" draw:name="Объект1" text:anchor-type="as-char" svg:width="5.923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3"><text:span text:style-name="T8">где </text:span><text:span text:style-name="T6">x(t) </text:span><text:span text:style-name="T8">– вектор </text:span><text:span text:style-name="T9">входных </text:span><text:span text:style-name="T8">сигналов;</text:span></text:p>
            <text:p text:style-name="P3"><text:span text:style-name="T6">y(t) </text:span><text:span text:style-name="T8">– вектор </text:span><text:span text:style-name="T9">выходных сигналов</text:span><text:span text:style-name="T8">;</text:span></text:p>
            <text:p text:style-name="P3"><text:span text:style-name="T6">T₀ </text:span><text:span text:style-name="T8">– вектор </text:span><text:span text:style-name="T9">времен «замыкания» соответствующих входов и выходов</text:span><text:span text:style-name="T8">;</text:span></text:p>
            <text:p text:style-name="P3"><text:span text:style-name="T6">y₀ </text:span><text:span text:style-name="T8">– вектор выходных сигналов</text:span><text:span text:style-name="T9"> блока при временах, меньших </text:span><text:span text:style-name="T6">T₀</text:span><text:span text:style-name="T9">.</text:span></text:p>
            <text:p text:style-name="P3"><text:span text:style-name="T7">Свойства</text:span>:</text:p>
            <text:list xml:id="list831663539856417436" text:style-name="L1">
              <text:list-item>
                <text:p text:style-name="P9"><text:span text:style-name="T10">Уставка по времени </text:span><text:span text:style-name="T11">–</text:span><text:span text:style-name="T10"> вектор </text:span><text:span text:style-name="T12">T₀</text:span><text:span text:style-name="T10">.</text:span></text:p>
              </text:list-item>
              <text:list-item>
                <text:p text:style-name="P9"><text:span text:style-name="T9">Подпороговое значение на выходе – вектор </text:span><text:span text:style-name="T6">y₀</text:span><text:span text:style-name="T9">.</text:span></text:p>
              </text:list-item>
            </text:list>
            <text:p text:style-name="P3"><text:span text:style-name="T7">Примечания</text:span>:</text:p>
            <text:list xml:id="list7266664534638159770" text:style-name="L2">
              <text:list-item>
                <text:p text:style-name="P10">По умолчанию блок формирует <text:span text:style-name="T13">скалярный</text:span> выходной сигнал.</text:p>
              </text:list-item>
              <text:list-item>
                <text:p text:style-name="P11"><text:span text:style-name="T2">Именованные свойства </text:span><text:span text:style-name="T14">могут быть заданы </text:span><text:span text:style-name="T2">как </text:span><text:span text:style-name="T5">локальные</text:span><text:span text:style-name="T2"> переменные модели (или субмодели) во вкладке </text:span><text:span text:style-name="T5">Параметры,</text:span><text:span text:style-name="T2"> как </text:span><text:span text:style-name="T5">глобальные</text:span><text:span text:style-name="T2"> сигналы проекта при помощи пункта главного меню </text:span><text:span text:style-name="T13">Сервис</text:span><text:span text:style-name="T2"> </text:span><text:span text:style-name="T3">→</text:span><text:span text:style-name="T4"> </text:span><text:span text:style-name="T6">Сигналы,</text:span><text:span text:style-name="T2"> </text:span><text:span text:style-name="T14">или как </text:span><text:span text:style-name="T13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4(t)</dc:title>
    <dc:date>2014-12-16T11:23:05.85</dc:date>
    <meta:generator>OpenOffice/4.1.1$Win32 OpenOffice.org_project/411m6$Build-9775</meta:generator>
    <meta:editing-duration>PT6H39M1S</meta:editing-duration>
    <meta:editing-cycles>154</meta:editing-cycles>
    <meta:document-statistic meta:table-count="1" meta:image-count="2" meta:object-count="1" meta:page-count="1" meta:paragraph-count="18" meta:word-count="115" meta:character-count="7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_i(t) = left lbrace stack{
alignl  y_{0,i}, ~ если ~ t &lt; T_{0,i}, #
alignl  x_i(t), ~ если ~ t &gt;= T_{0,i},
}  right none
</annotation>
  </semantics>
</math>
</file>